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DataModule.getAttribute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taDataModule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DataModule.getAttributeValues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taDataModule.getAttributeNames(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taDataModule.getCustomMetaData(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